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ServiceComponent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msServiceComponent.getDestination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ServiceComponent.createMessage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sServiceComponen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sto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ServiceComponent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ServiceComponent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getReplyToDestination( Message jmsMessage , final InOut message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ServiceComponent.setMarshaler( Jm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setDestinationChooser( DestinationChooser destination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chooseOutBoundDestination( MessageExchange exchange , Message inbound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ServiceComponent.ge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onMessage( final Message jms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ServiceComponent.handleMessage( final Message jms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msServiceComponent.setSelector( String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ServiceComponent.setTemplate( JmsTemplat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